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P2" style:family="paragraph" style:parent-style-name="Standard" style:list-style-name="L1">
      <style:text-properties fo:language="fr" fo:country="FR" style:language-asian="zxx" style:country-asian="none" style:language-complex="zxx" style:country-complex="none"/>
    </style:style>
    <style:style style:name="P3" style:family="paragraph" style:parent-style-name="Standard" style:list-style-name="L2">
      <style:text-properties fo:language="fr" fo:country="FR" style:language-asian="zxx" style:country-asian="none" style:language-complex="zxx" style:country-complex="none"/>
    </style:style>
    <style:style style:name="P4" style:family="paragraph" style:parent-style-name="Standard" style:list-style-name="L3">
      <style:text-properties fo:language="fr" fo:country="FR" style:language-asian="zxx" style:country-asian="none" style:language-complex="zxx" style:country-complex="none"/>
    </style:style>
    <style:style style:name="P5" style:family="paragraph" style:parent-style-name="Standard" style:list-style-name="L4">
      <style:text-properties fo:language="fr" fo:country="FR" style:language-asian="zxx" style:country-asian="none" style:language-complex="zxx" style:country-complex="none"/>
    </style:style>
    <style:style style:name="P6" style:family="paragraph" style:parent-style-name="Standard" style:list-style-name="L5">
      <style:text-properties fo:language="fr" fo:country="FR" style:language-asian="zxx" style:country-asian="none" style:language-complex="zxx" style:country-complex="none"/>
    </style:style>
    <style:style style:name="P7" style:family="paragraph" style:parent-style-name="Standard" style:list-style-name="L6">
      <style:text-properties fo:language="fr" fo:country="FR" style:language-asian="zxx" style:country-asian="none" style:language-complex="zxx" style:country-complex="none"/>
    </style:style>
    <style:style style:name="P8" style:family="paragraph" style:parent-style-name="Standard" style:list-style-name="L7">
      <style:text-properties fo:language="fr" fo:country="FR" style:language-asian="zxx" style:country-asian="none" style:language-complex="zxx" style:country-complex="none"/>
    </style:style>
    <style:style style:name="P9" style:family="paragraph" style:parent-style-name="Standard" style:list-style-name="L8">
      <style:text-properties fo:language="fr" fo:country="FR" style:language-asian="zxx" style:country-asian="none" style:language-complex="zxx" style:country-complex="none"/>
    </style:style>
    <style:style style:name="P10" style:family="paragraph" style:parent-style-name="Standard" style:list-style-name="L9">
      <style:text-properties fo:language="fr" fo:country="FR" style:language-asian="zxx" style:country-asian="none" style:language-complex="zxx" style:country-complex="none"/>
    </style:style>
    <style:style style:name="P11" style:family="paragraph" style:parent-style-name="Standard" style:list-style-name="L10">
      <style:text-properties fo:language="fr" fo:country="FR" style:language-asian="zxx" style:country-asian="none" style:language-complex="zxx" style:country-complex="none"/>
    </style:style>
    <style:style style:name="P12" style:family="paragraph" style:parent-style-name="Standard" style:list-style-name="L11">
      <style:text-properties fo:language="fr" fo:country="FR" style:language-asian="zxx" style:country-asian="none" style:language-complex="zxx" style:country-complex="none"/>
    </style:style>
    <style:style style:name="P13" style:family="paragraph" style:parent-style-name="Standard" style:list-style-name="L12">
      <style:text-properties fo:language="fr" fo:country="FR" style:language-asian="zxx" style:country-asian="none" style:language-complex="zxx" style:country-complex="none"/>
    </style:style>
    <style:style style:name="P14" style:family="paragraph" style:parent-style-name="Standard" style:list-style-name="L13">
      <style:text-properties fo:language="fr" fo:country="FR" style:language-asian="zxx" style:country-asian="none" style:language-complex="zxx" style:country-complex="none"/>
    </style:style>
    <style:style style:name="P15" style:family="paragraph" style:parent-style-name="Standard" style:list-style-name="L14">
      <style:text-properties fo:language="fr" fo:country="FR" style:language-asian="zxx" style:country-asian="none" style:language-complex="zxx" style:country-complex="none"/>
    </style:style>
    <style:style style:name="P16" style:family="paragraph" style:parent-style-name="Standard" style:list-style-name="L15">
      <style:text-properties fo:language="fr" fo:country="FR" style:language-asian="zxx" style:country-asian="none" style:language-complex="zxx" style:country-complex="none"/>
    </style:style>
    <style:style style:name="P17" style:family="paragraph" style:parent-style-name="Standard" style:list-style-name="L16">
      <style:text-properties fo:language="fr" fo:country="FR" style:language-asian="zxx" style:country-asian="none" style:language-complex="zxx" style:country-complex="none"/>
    </style:style>
    <style:style style:name="P18" style:family="paragraph" style:parent-style-name="Standard" style:list-style-name="L17">
      <style:text-properties fo:language="fr" fo:country="FR" style:language-asian="zxx" style:country-asian="none" style:language-complex="zxx" style:country-complex="none"/>
    </style:style>
    <style:style style:name="P19" style:family="paragraph" style:parent-style-name="Standard" style:list-style-name="L18">
      <style:text-properties fo:language="fr" fo:country="FR" style:language-asian="zxx" style:country-asian="none" style:language-complex="zxx" style:country-complex="none"/>
    </style:style>
    <style:style style:name="P20" style:family="paragraph" style:parent-style-name="Standard" style:list-style-name="L19">
      <style:text-properties fo:language="fr" fo:country="FR" style:language-asian="zxx" style:country-asian="none" style:language-complex="zxx" style:country-complex="none"/>
    </style:style>
    <style:style style:name="P21" style:family="paragraph" style:parent-style-name="Standard" style:list-style-name="L20">
      <style:text-properties fo:language="fr" fo:country="FR" style:language-asian="zxx" style:country-asian="none" style:language-complex="zxx" style:country-complex="none"/>
    </style:style>
    <style:style style:name="P22" style:family="paragraph" style:parent-style-name="Standard" style:list-style-name="L21">
      <style:text-properties fo:language="fr" fo:country="FR" style:language-asian="zxx" style:country-asian="none" style:language-complex="zxx" style:country-complex="none"/>
    </style:style>
    <style:style style:name="P23" style:family="paragraph" style:parent-style-name="Standard" style:list-style-name="L22">
      <style:text-properties fo:language="fr" fo:country="FR" style:language-asian="zxx" style:country-asian="none" style:language-complex="zxx" style:country-complex="none"/>
    </style:style>
    <style:style style:name="P24" style:family="paragraph" style:parent-style-name="Standard" style:list-style-name="L23">
      <style:text-properties fo:language="fr" fo:country="FR" style:language-asian="zxx" style:country-asian="none" style:language-complex="zxx" style:country-complex="none"/>
    </style:style>
    <style:style style:name="P25" style:family="paragraph" style:parent-style-name="Standard" style:list-style-name="L24">
      <style:text-properties fo:language="fr" fo:country="FR" style:language-asian="zxx" style:country-asian="none" style:language-complex="zxx" style:country-complex="none"/>
    </style:style>
    <style:style style:name="P26" style:family="paragraph" style:parent-style-name="Standard" style:list-style-name="L25">
      <style:text-properties fo:language="fr" fo:country="FR"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edi 21 Mai</text:p>
      <text:list xml:id="list8153730184846237480" text:style-name="L1">
        <text:list-item>
          <text:p text:style-name="P2">Finition du chapitre 0</text:p>
        </text:list-item>
        <text:list-item>
          <text:p text:style-name="P2">Archivage des dialogues du chapitre 1 depuis la rom</text:p>
        </text:list-item>
        <text:list-item>
          <text:p text:style-name="P2">Passage en revue de toute les ost disponible sur le moment (Overlord, NGNL, Charlotte, Angel Beats, Akame Ga Kill, One Punch Man) et archivage des OST utilisable</text:p>
        </text:list-item>
        <text:list-item>
          <text:p text:style-name="P2">Création des personnages nécessaire au chapitre 1 (Boss et villageois)</text:p>
        </text:list-item>
        <text:list-item>
          <text:p text:style-name="P2">Écriture de lore</text:p>
        </text:list-item>
      </text:list>
      <text:p text:style-name="P1"/>
      <text:p text:style-name="P1">Dimanche 22 Mai</text:p>
      <text:list xml:id="list3320463429314698912" text:style-name="L2">
        <text:list-item>
          <text:p text:style-name="P3">Eventing entier du chapitre 1, outro exclus</text:p>
        </text:list-item>
        <text:list-item>
          <text:p text:style-name="P3">J'ai compris comment fonctionne les clé après avoir galéré dessus 15 minutes</text:p>
        </text:list-item>
        <text:list-item>
          <text:p text:style-name="P3">Recoloration de l'animation de la classe de Shumbus (1h40~)</text:p>
        </text:list-item>
        <text:list-item>
          <text:p text:style-name="P3">Adaptation des compétences existante pour utiliser la Mana où applicable</text:p>
        </text:list-item>
        <text:list-item>
          <text:p text:style-name="P3">Tentative de comprendre comment fonctionnent les boucle For (échec, 4h~)</text:p>
        </text:list-item>
        <text:list-item>
          <text:p text:style-name="P3">Ajout d'une nouvelle statistique, MaxM, qui limite le mana des personnages (écran et souris épargné après avoir perdu 4h pour des broutilles)</text:p>
        </text:list-item>
        <text:list-item>
          <text:p text:style-name="P3">Écriture lore</text:p>
        </text:list-item>
      </text:list>
      <text:p text:style-name="P1"/>
      <text:p text:style-name="P1">Lundi 23 Mai</text:p>
      <text:list xml:id="list9110073823796304313" text:style-name="L3">
        <text:list-item>
          <text:p text:style-name="P4">Ajout des map sprite et des classes pour Railoph et Axel. Pour une raison obscure, la transparence a eu beaucoup de mal à fonctionner chez Railoph, j'ai fini par régler le problème en forçant un coup(40m~)</text:p>
        </text:list-item>
        <text:list-item>
          <text:p text:style-name="P4">J'ai réfléchis pour faire un truc aussi stylé que le ChronoAssassin de Volta pour Railoph et Axel, et je suis très fier du résultat. Le Coeur de Rubis me permet d'étendre sur le lore du Domaine Brazia, et le Pourfendeur de la Ruine est une traduction plutôt alambiqué de Doom Slayer, ce qui correspond bien à la mission d'Axel.</text:p>
        </text:list-item>
        <text:list-item>
          <text:p text:style-name="P4">J'ai mentis hier, il en reste des trucs à coder dans le chapitre 1, mais rien de bien compliqué. J'ai rajouté le renfort des bandits et la possibilité de détruire les villages.</text:p>
        </text:list-item>
        <text:list-item>
          <text:p text:style-name="P4">J'ai demandé à Cyril ce qu'il pense du "Carnet de Wagnius : Axel 1", et il a beaucoup aimé. Je sais pas si je devrais continuer à montrer ce que je fais aussi souvent, mais j'ai du mal à m'en empêcher par fierté.</text:p>
        </text:list-item>
        <text:list-item>
          <text:p text:style-name="P4">J'ai demandé à Raf de m'aider à créer des skills pour les personnages principaux. Encore une fois je fais entrer un joueur dans la conception, et je n'ai aucune idée si ça va ultimement gacher son expérience, mais j'ai vraiment besoin d'un coup de main pour créer ce genres de choses, l'inspiration ne vient pas.</text:p>
        </text:list-item>
        <text:list-item>
          <text:p text:style-name="P4">Faudrait que je trouve un moyen d'utiliser mon analyseur syntaxique en dehors de la VM, mais ça va me servir pour encore seulement 2 chapitres, donc est ce que ça vaut vraiment le coup ?</text:p>
        </text:list-item>
        <text:list-item>
          <text:p text:style-name="P4">Raf m'a beaucoup aidé pour la création des skills, son aide m'a clairement ouvert des horizons</text:p>
        </text:list-item>
        <text:list-item>
          <text:p text:style-name="P4">J'ai réussi à coder mes propres range pour les AOE, spécifiquement le CardinalAOE et le ConeAOE. J'ai mis énormement de temps à comprendre comment ça fonctionne, mais j'y suis arrivé sans aide de la part du discord.</text:p>
        </text:list-item>
        <text:list-item>
          <text:p text:style-name="P4">Malheureusement maintenant je sais que coder mes propres mot clé pour les items et skill c'est possible... J'ai pas envie de devoir chercher comment modifier la position d'une unité, comment refresh une unité ou comment infliger un statue à une unité pendant un combat seulement... Mais il va falloir</text:p>
        </text:list-item>
        <text:list-item>
          <text:p text:style-name="P4">Chapitre 1 terminé</text:p>
        </text:list-item>
      </text:list>
      <text:p text:style-name="P1"/>
      <text:p text:style-name="P1"/>
      <text:p text:style-name="P1"><text:soft-page-break/>Mardi 24 Mai :</text:p>
      <text:list xml:id="list3243092455625338419" text:style-name="L4">
        <text:list-item>
          <text:p text:style-name="P5">Je suis complétement mort, je sens plus mes orteils, même pas je boot l'ordie.</text:p>
        </text:list-item>
      </text:list>
      <text:p text:style-name="P1"/>
      <text:p text:style-name="P1">Mercredi 25 Mai :</text:p>
      <text:list xml:id="list6193527356325387320" text:style-name="L5">
        <text:list-item>
          <text:p text:style-name="P6">Bonne nouvelle, je sens denouveau mes doigts de pieds, mais je sens un peu trop mes muscles aussi...</text:p>
        </text:list-item>
        <text:list-item>
          <text:p text:style-name="P6">Cyril m'a donné la bonne idée de faire le skill "Vient voir par là" à Zobral, inspiration chasseur de prime de Darkest Dungeon. Ca lui va vachement bien, je suis vraiment content. Par contre j'arrive pas encore à limiter la range, va falloir que je bosse là dessus.</text:p>
        </text:list-item>
        <text:list-item>
          <text:p text:style-name="P6">J'ai enfin réussi à coder le skill "A travers le temps de Volta". Comprendre comment fonctionne l'attribut "Event after" et "Event on hit" va bien m'aider je pense.</text:p>
        </text:list-item>
        <text:list-item>
          <text:p text:style-name="P6">Je pense que j'ai fait assez de skill et que je commence assez bien à maitriser l'éditeur pour continuer. Je vais faire le chapitre 2 demain, histoire d'avancer un peu dans le jeu lui même. Je vais attendre d'assimiler tout ce que j'ai appris là avant d'essayer d'aller plus loin au niveau des skills.</text:p>
        </text:list-item>
        <text:list-item>
          <text:p text:style-name="P6">Il faut absolument que je finisse de gérer le bug qui concerne l'Embuscade d'Axel, parce que je comprends absolument pas d'où ça vient, et le discord de LT n'a aucune idée de pourquoi ça fonctionne pas.</text:p>
        </text:list-item>
        <text:list-item>
          <text:p text:style-name="P6">En montrant le skill "Vient voir par là" de Zobral, j'ai tuer Shumbus en live. Outre le drame et l'embarassement que j'ai ressentis, ça m'a aussi pointé le fait que j'ai pas coloré les frame non armé de Shumbus Dimanche, donc Shumbus n'a pas d'animation si elle n'a pas de baton. Je bosserais là dessus à l'occasion aussi.</text:p>
        </text:list-item>
        <text:list-item>
          <text:p text:style-name="P6">J'ai eu quelques idée pour donner plus de skill "Canon" à Railoph, et je pense en faire un objet plutot que de remplir la liste des skills de ce pauvre Chevalier. Ca permettera à Railoph d'avoir sa spécialité : Détruire/Debuff les ennemis en zone sans aucun coût.</text:p>
        </text:list-item>
        <text:list-item>
          <text:p text:style-name="P6">Tient ça me rappel : j'ai trouvé un bug en m'amusant avec <text:s/>le "A travers le temps" de Volta. Avec le skill et le baton Warp, quand je descend dans le dernier tier de la carte, n'importe dans quelle circonstance, le jeu meurt. J'aurais voulu le report, mais poster une vidéo avec un internet limité c'est pas à mon avantage</text:p>
        </text:list-item>
      </text:list>
      <text:p text:style-name="P1"/>
      <text:p text:style-name="P1">Jeudi 26 Mai :</text:p>
      <text:list xml:id="list8344487853877262216" text:style-name="L6">
        <text:list-item>
          <text:p text:style-name="P7">Déblayé la plupart du boulot du portage entre la Rom et le Jeu du chapitre 2. TileSet, TileChange, Region, Intro et Event principaux sont entré dans la rom. Il faut encore placer les ennemis, ce qui ne devrait pas prendre trop de temps.</text:p>
        </text:list-item>
        <text:list-item>
          <text:p text:style-name="P7">J'ai découvert que ce que je pensais être un bug de non mouvement avec la compétence Embuscade d'Axel est en fait plus compliqué que ça. Le jeu change la position de Axel mais pas la position du sprite d'Axel. J'en ai informé le serveur de LT, on verra ce qu'ils ont à en dire.</text:p>
        </text:list-item>
        <text:list-item>
          <text:p text:style-name="P7">Plutot que changer la range de Zobral, j'ai fini par me dire "Mais on s'en fout que Zobral soit OP, de toute façon les seuls moment où il sera utilisable il faudra qu'il soit op." donc je n'ai pas changé la range de sa compétence "Vient par là". Par contre j'ai fait que ça ammène obligatoirement sur un case adjacente à lui, et non plus en diagonale si l'unité tiré était en diagonale à lui.</text:p>
        </text:list-item>
        <text:list-item>
          <text:p text:style-name="P7">J'ai pu relire tout les dialogues que j'ai écrit jusqu'à maintenant dans le rom, et j'en suis vachement fier. Même en relisant plus tard j'arrive à me dire que ce que j'ai écrit ça déchire. Ca motive à continuer sur cette lancé</text:p>
        </text:list-item>
        <text:list-item>
          <text:p text:style-name="P7">Faudrait que je trouve un thème un peu violent pour l'apparition et le premier dialogue avec Zobral. Il faut que la première impréssion soit aussi mauvaise que possible </text:p>
        </text:list-item>
      </text:list>
      <text:p text:style-name="P1"/>
      <text:p text:style-name="P1"/>
      <text:p text:style-name="P1"/>
      <text:p text:style-name="P1"><text:soft-page-break/>Vendredi 27 Mai :</text:p>
      <text:list xml:id="list6058163837744363922" text:style-name="L7">
        <text:list-item>
          <text:p text:style-name="P8">J'ai fini d'implémenter la majorité du chapitre 2. Il ne reste plus que les paufinements à faire.</text:p>
        </text:list-item>
        <text:list-item>
          <text:p text:style-name="P8">Une différence de ce qu'il m'est possible de faire sur LT et pas en romhack est de faire bouger les unités dans le fond sans avoir à enlever les portraits. Ca me permet de rendre les mouvement en dialogues dans devoir le fermer.</text:p>
        </text:list-item>
        <text:list-item>
          <text:p text:style-name="P8">J'ai rarement autant pataugé dans la semoule en ce qui concerne la programmation, et je dois dire que vérifier la présence d'un objets dans l'inventaire d'une unité me laisse un arrière goût amer. M'enfin, c'est implémenter et j'aurais plus jamais à me poser la question, donc passons.</text:p>
        </text:list-item>
        <text:list-item>
          <text:p text:style-name="P8">J'ai décidé de refaire entièrement le système de magie du jeu, j'ai déjà quelques idées de comment le réaliser. La décision provient de deux choses principalement. 1 : le système actuel est pas du tout en accord avec celui que j'ai dans mon monde. 2 : je peux pas faire grand chose de spécifique avec la magie en l'état actuel, changer le système pour le miens rendra certainement les mages plus intéressant à jouer. J'ai pas changé le système de magie dans le romhack parce que c'était simplement pas possible.</text:p>
        </text:list-item>
        <text:list-item>
          <text:p text:style-name="P8">Je galère toujours autant sur la musique, c'est vraiment incroyable... Je trouve rien qui me satisfasse en ce qui concerne l'intro de Zobral, et je mets 10 ans à faire le moindre choix. C'est certainement ce qui m'a prit le plus de temps aujourd'hui</text:p>
        </text:list-item>
      </text:list>
      <text:p text:style-name="P1"/>
      <text:p text:style-name="P1">Samedi 28 Mai :</text:p>
      <text:list xml:id="list3356324562257490945" text:style-name="L8">
        <text:list-item>
          <text:p text:style-name="P9">Le chapitre 2 est terminé à la musique prêt. C'est toujours un problème pour moi, c'est assez incroyable. Et je sais pas trop comment est ce que je pourrais apprendre à mieux les gérer. Quelle musique mettre quand, et trouver les musiques, y'a pas un seul aspect que je maîtrise vraiment.</text:p>
        </text:list-item>
        <text:list-item>
          <text:p text:style-name="P9">J'ai rework le système de magie comme je l'avais prévu en lachant l'affaire sur les musiques. J'ai réussi à implémenter un système que j'aime beaucoup. Chaque mage aura un Tome à son nom dans son inventaire, inlachable involable in-toutcequetuveux, qui se remplira de sort au fur et à mesure des level up.</text:p>
        </text:list-item>
        <text:list-item>
          <text:p text:style-name="P9">Le système pour choisir les sorts au level up, personnalisé pour chaque personnage, est implémenter. En utilisant un event Global et les champs des unité, je choisis dans la fiche du personnage quels sorts il peut apprendre et quand. Le meilleur ? C'est généralisable pour gagner les skills par niveau aussi, une idée qui me restait derrière la tête.</text:p>
        </text:list-item>
        <text:list-item>
          <text:p text:style-name="P9">Les sorts sont pas importable normalement. Je vais me foutre en l'air. Va falloir que je code chaque sort frame par frame si je veux les ajouter. C'est mignon avec HeatRay qui a 12 frames, mais avec des sorts comme Prominent Forblaze qui en a 94 c'est tout de suite beaucoup moins drole...</text:p>
        </text:list-item>
      </text:list>
      <text:p text:style-name="P1"/>
      <text:p text:style-name="P1">Dimanche 29 Mai :</text:p>
      <text:list xml:id="list816234390374934681" text:style-name="L9">
        <text:list-item>
          <text:p text:style-name="P10">Ajout de Recon, de la class Wyverne, de la carte Chap3, du TileSet chap 3, des conversation de base Chap3.</text:p>
        </text:list-item>
        <text:list-item>
          <text:p text:style-name="P10">Honnetement ça commence à sérieusement m'ennuyer tout ces bugs. A chaque fois que je fais autre chose qu'écrire et faire les cartes (skill, item, magic animation, ajouter classes) y'a des bug à la con. Là c'était l'animation d'attaque de la Wyvern qui était entouré de noir quoi qu'il arrive, quelle que soit la palette. La solution ? Importer la palette **avant** l'animation. Qu'est ce qui change ? En pratique : L'animation est bonne. Behind the scene ? J'en ai strictement aucune idée. La palette est la meme qu'elle soit importé avant ou après, mais le jeu lit pas la même chose.</text:p>
        </text:list-item>
        <text:list-item>
          <text:p text:style-name="P10">Cependant je pense que je touche le bout niveau modification et ajout de système de jeu. Les skills sont quasi maitrisé et la magie l'est. Normalement plus aucune animation ne devrait être rajouté, il reste que les animations de sort... Largement le pire. Ah si, ajouter les palettes des personnages. Je sais pas faire. On verra u_u</text:p>
        </text:list-item>
      </text:list>
      <text:p text:style-name="P1"><text:soft-page-break/>Lundi 30 Mai :</text:p>
      <text:list xml:id="list4423976559615277560" text:style-name="L10">
        <text:list-item>
          <text:p text:style-name="P11">Chapitre 3 terminé, Sanctuaire commencé.</text:p>
        </text:list-item>
        <text:list-item>
          <text:p text:style-name="P11">J'ai trouvé une tilemap pour la Bibliothèque Aurora, et mon idée pour naviguer de carte en carte fonctionne. Je suis vraiment super content, et à terme j'aimerais encore un ou deux changement d'environnement avec le Sanctuaire : l'enclos aux wyvern, le Roamy et l'Atelier. Malheureusement, je trouve pas encore de palette satisfante pour l'Atelier.</text:p>
        </text:list-item>
        <text:list-item>
          <text:p text:style-name="P11">La dernière fois que j'ai lut mes dialogues, je suis pas du tout allé jusqu'au bout. J'me suis retrouvé à rire à mes propres blagues comme un idiot, et c'est encore une fois encourageant.</text:p>
        </text:list-item>
        <text:list-item>
          <text:p text:style-name="P11">Demain je m'attèle à très largement la partie qui m'excite le plus : Faire vivre le Sanctuaire. C'est presque un rêve de gosse de faire vivre ce monde, et le Sanctuaire est certainement l'endroit que j'ai le plus travaillé. Les idées se bousculent et je les note au fur et à mesure pour pas les perdre.</text:p>
        </text:list-item>
        <text:list-item>
          <text:p text:style-name="P11">Créer les skills des personnage secondaire commence à sérieusement urger du coup, vu que c'est pendant ce "chapitre" qu'ils sont recrutable. Il m'en manque encore deux, à voir ce que je vais faire.</text:p>
        </text:list-item>
      </text:list>
      <text:p text:style-name="P1"/>
      <text:p text:style-name="P1">Mardi 31 Mai :</text:p>
      <text:list xml:id="list8761018630248745483" text:style-name="L11">
        <text:list-item>
          <text:p text:style-name="P12">Aujourd'hui Raylan m'a appris quelque chose de très important sur mon ethnicité. Il s'avère que je suis noir.. What a plot twist !! Je suis tellement content de l'avoir comme ami, il n'y a pas un seul moment dans ma journée où je ne pense pas à Raylan &lt;3 (no homo).</text:p>
        </text:list-item>
        <text:list-item>
          <text:p text:style-name="P12">J'ai commencer à gérer le changement de plan entre Sanctuaire et les différents endroit. J'ai dû essayer 4 implémentation différente, chacune avec un défaut qui m'a fait passer à la suivante. La 4e a l'air plutôt stable, on verra à force d'avancer.</text:p>
        </text:list-item>
        <text:list-item>
          <text:p text:style-name="P12">À cause de papillonage non productif et de cette histoire de multiples implémentation de la même chose, j'ai aujourd'hui très très peu avancer. J'espère faire mieux demain.</text:p>
        </text:list-item>
        <text:list-item>
          <text:p text:style-name="P12">Le truc c'est que la partie la plus fonctionnel du Sanctuaire, le magasin, est pas fait, et je sais pas du tout comment y arriver pour le moment. Outre le tileset manquant, je sais pas comment l'intéraction avec un magasin se fait en free roam. Si je peux pas intéragir avec l'inventaire de tout le groupe, ça va vraiment pas le faire.</text:p>
        </text:list-item>
        <text:list-item>
          <text:p text:style-name="P12">Y'a deux tileset où je vais demander l'aide d'Iris, qui a l'air d'accord pour me filer un coup de main pour le moment. La taverne a besoin de table, et j'ai besoin de faire le magasin entièrement de 0. Ca risque d'être compliqué, mais j'ai bon espoir.</text:p>
        </text:list-item>
        <text:list-item>
          <text:p text:style-name="P12">Dimanche j'ai cité un bug avec les animations, et il s'avère que c'est un bug qui s'est fait patché tard hier soir par le developpeur de Lex Talionis. Mes petites aventures auront servit à quelque chose de plus grand.</text:p>
        </text:list-item>
        <text:list-item>
          <text:p text:style-name="P12">Demain je fini les différents dialogue, scène d'exposition et tout ce qui suit, avant de bosser sur le magasin. On verra comme ça se passera.</text:p>
        </text:list-item>
      </text:list>
      <text:p text:style-name="P1"/>
      <text:p text:style-name="P1">Mercredi 1 Juin :</text:p>
      <text:list xml:id="list786521757819731163" text:style-name="L12">
        <text:list-item>
          <text:p text:style-name="P13">J'ai pas encore fini d'écrire tout les dialogues que j'ai déjà changé d'implémentation sur le changement de plan du Sanctuaire. MAIS. C'est maintenant vachement mieux et beaucoup plus flexible. Donc on va dire que c'est pas grave d'avoir mélangé les priorité.</text:p>
        </text:list-item>
        <text:list-item>
          <text:p text:style-name="P13">J'ai fini d'écrire toute les dialogues de pendant le Sanctuaire, et les changements de plan sont posé et ne bougeront plus. Je suis impréssionné par le temps que tout ça m'a prit, va falloir que j'étudie un peu la question.</text:p>
        </text:list-item>
        <text:list-item>
          <text:p text:style-name="P13">Mais pas tout de suite. Pendant mes préparatif pour commencer à travailler sur le magasin, y'a eu une genre de baisse de tension/malfonction de l'ordinateur, et le disque dur s'est déconnecté -&gt; pendant une sauvegarde.</text:p>
        </text:list-item>
        <text:list-item>
          <text:p text:style-name="P13">Résultat des course : Le projet est plus chargeable, et je sais pas combien de fichier sont corrompu. Sans backup, ça va être toute une histoire de chercher le fichier malfonctionnel.</text:p>
        </text:list-item>
      </text:list>
      <text:p text:style-name="P1"/>
      <text:p text:style-name="P1"><text:soft-page-break/>Jeudi 2 Juin :</text:p>
      <text:list xml:id="list1752851034648975415" text:style-name="L13">
        <text:list-item>
          <text:p text:style-name="P14">Je l'ai trouvé ce fichier malfonctionnel. Et malheureusement il était pas tout seul. Toute les tilemap étaient foutu, aka "comment je dois lire la carte ?" dans le langage du logiciel. Résultat des courses : je les ai toute refaite. 1H30 de boulot.</text:p>
        </text:list-item>
        <text:list-item>
          <text:p text:style-name="P14">J'ai fini d'écrire et corriger tout les dialogues. Je suis certain de rien niveau grammaire, mais je suis certain que chaque phrase rentre dans deux lignes. C'est jamais facile cette histoire, ça va certainement me suivre tout le long de la programmation, et y'a rien à y faire.</text:p>
        </text:list-item>
        <text:list-item>
          <text:p text:style-name="P14">Intro et Outro sont entré, et les hook des magasins sont implémenté et fonctionnel. Tout ce qu'il me reste à faire est de coder les-dit magasins.</text:p>
        </text:list-item>
        <text:list-item>
          <text:p text:style-name="P14">-Wait... It's all Railoph ? -Always has been.</text:p>
        </text:list-item>
      </text:list>
      <text:p text:style-name="P1"/>
      <text:p text:style-name="P1">Vendredi 3 Juin :</text:p>
      <text:list xml:id="list384678753586008215" text:style-name="L14">
        <text:list-item>
          <text:p text:style-name="P15">Chère journal : Aujourd'hui j'ai souffert.</text:p>
        </text:list-item>
        <text:list-item>
          <text:p text:style-name="P15">Je deteste le python, c'est violent.</text:p>
        </text:list-item>
        <text:list-item>
          <text:p text:style-name="P15">C'est bête et méchant et y'a aucun moyen de savoir quand est ce qu'il comprend quoi.</text:p>
        </text:list-item>
        <text:list-item>
          <text:p text:style-name="P15">J'ai fini de coder le magasin. Pour de bon. Il prend la valeur des objets en entré, il retire cette valeur quand t'achète un objets, il donne l'objet à la bonne personne, il ne déchire pas le continuum espace temps quand tu n'achètes rien, il affiche l'inventaire de l'unité courante, et te laisse pas acheter d'objets si t'as pas assez d'argent pour.</text:p>
        </text:list-item>
        <text:list-item>
          <text:p text:style-name="P15">Le discord de LT est vraiment pratique quand je souffre comme aujourd'hui, mais seulement le soir. La journée il n'y a presque personne de disponible pour me répondre. Par contre le soir j'ai le dev de l'application qui répond à mes questions, et c'est un peu swag.</text:p>
        </text:list-item>
        <text:list-item>
          <text:p text:style-name="P15">Chère journal : Hier j'ai triché. J'ai fini de coder le magasin ce Samedi 4 Juin à 00h05</text:p>
        </text:list-item>
        <text:list-item>
          <text:p text:style-name="P15">Chère journal : aujourd'hui, sans la présence de Raylan, j'ai souffert</text:p>
        </text:list-item>
      </text:list>
      <text:p text:style-name="P1"/>
      <text:p text:style-name="P1">Samedi 4 Juin :</text:p>
      <text:list xml:id="list7897655913632262329" text:style-name="L15">
        <text:list-item>
          <text:p text:style-name="P16">Pas des masses des masses de temps de boulot aujourd'hui. On va dire que c'était un jour de pause.</text:p>
        </text:list-item>
        <text:list-item>
          <text:p text:style-name="P16">J'ai fini d'implémenter les deux derniers magasins de l'Atelier, et avec ça il ne manque plus que deux fonctionnalité au Sanctuaire pour être utilisable : La taverne et la Volière. J'ai des idées pour la volière, la taverne fait double usage avec un magasin généraliste...</text:p>
        </text:list-item>
        <text:list-item>
          <text:p text:style-name="P16">Je sais pas trop comment gérer la taverne. Est ce que j'en fais un magasin ou pas ? Ca serait bien de pouvoir acheter à boire, mais pourquoi faire ? Peut être des Vulnerary en moins bien mais avec des buffs, un peu comme l'eau bénite ?</text:p>
        </text:list-item>
      </text:list>
      <text:p text:style-name="P1"/>
      <text:p text:style-name="P1">Dimanche 6 Juin :</text:p>
      <text:list xml:id="list1866266279093804163" text:style-name="L16">
        <text:list-item>
          <text:p text:style-name="P17">On est actuellement Lundi 2h48 et il faut que j'me souvienne de ce que j'ai fais. Euuuuuuuh.</text:p>
        </text:list-item>
        <text:list-item>
          <text:p text:style-name="P17">J'ai importer des animations de combat pour le lancier (et changé sa classe) et j'ai changer l'arme de Railoph. Le perso originale avait une épée, et j'avais aucun moyen de lui en donner une en faisant du rom hack à l'époque. Cette époque est révolus. Donc Railoph a une épée</text:p>
        </text:list-item>
        <text:list-item>
          <text:p text:style-name="P17">Toujours en train de coder des skills alternatif pour Recon, et toujours en train de coder des skills perso des personnage secondaire. C'est pas facile de trouver l'inspiration nécessaire.</text:p>
        </text:list-item>
        <text:list-item>
          <text:p text:style-name="P17">J'ai update Shumbus avec le système de magie. Elle est pas sensé soigné, mais elle le fera quand même. J'ai une excuse in-lore de faire de la merde avec la magie, donc Shumbus sera Heal-Buff j'en ai rien à faire.</text:p>
        </text:list-item>
        <text:list-item>
          <text:p text:style-name="P17">J'ai essayé d'importer des palettes dans l'éditeur pour que les personnages se battent avec leurs couleurs. C'était nawak. Railoph se battais en négatif j'ai dit "haha plus tard" et on verra plus tard.</text:p>
        </text:list-item>
        <text:list-item>
          <text:p text:style-name="P17">C'est ouf de me dire que je mets autant de temps à coder les magasin du Sanctuaire que coder tout le reste de ce qu'il y a autour. Cette saloperie est compliqué ! Après je choisis sérieusement la pire façon de gérer les inventaire. Pragmatiquement y'a mieux, mais c'est ce <text:soft-page-break/>qui correspond le mieux à l'ambience que je veux instaurer. Le Sanctuaire c'est là où tu te reposes et où tu discutes avec des visages que tu reconnais de plus en plus.</text:p>
        </text:list-item>
      </text:list>
      <text:p text:style-name="P1"/>
      <text:p text:style-name="P1">Lundi 7 Juin :</text:p>
      <text:list xml:id="list8772567547637322516" text:style-name="L17">
        <text:list-item>
          <text:p text:style-name="P18">Comment ça patine dans la semoule, ça fait longtemps qu'il y a plus eu de vrais avancement dans la trame de l'histoire.</text:p>
        </text:list-item>
        <text:list-item>
          <text:p text:style-name="P18">Aujourd'hui j'ai enfin compris comment fonctionne l'éditeur de palette. C'est vachement mieux que ce que je pensais en fait. Vraiment du bon boulot.</text:p>
        </text:list-item>
        <text:list-item>
          <text:p text:style-name="P18">Ca m'a pas empecher de devoir me battre avec cette saloperie d'animation d'attaque de la wyverne. Toujours elle, elle me cherche.</text:p>
        </text:list-item>
        <text:list-item>
          <text:p text:style-name="P18">Je pense que le Sanctuaire est maintenant terminé. Les dernières choses qu'il me reste à faire sont de paufiné les personnages secondaire recrutable et donner des sorts à Shumbus. Une fois ces deux étapes terminé, en avant pour le chapitre 4 !</text:p>
        </text:list-item>
      </text:list>
      <text:p text:style-name="P1">Mardi 8 Juin :</text:p>
      <text:list xml:id="list2743684670881856509" text:style-name="L18">
        <text:list-item>
          <text:p text:style-name="P19">Finalisation du Sanctuaire avec les Lores à rajouter et les derniers évenement secondaire à ajouter. Les TileMap sont pas du tout terminé pour la taverne et la forge, mais je serais incapable de le faire moi même. Il va falloir que j'attende que Iris finisse son année scolaire pour lui demander un coup de main là dessus. Il va falloir patienter jusque là</text:p>
        </text:list-item>
        <text:list-item>
          <text:p text:style-name="P19">Ajout des skills personnel des personnages secondaire qui n'en avaient pas. Ils sont pas bien impressionnant, mais très utile pour combler leurs faiblesses/se donner une niche. C'est tout ce qu'on leur demande.</text:p>
        </text:list-item>
        <text:list-item>
          <text:p text:style-name="P19">Ajout du skill personnel de Hardan, et bordel qu'est ce que j'en suis fier. J'le montre à tout le monde tellement ça respire la classe, mais au vue de la réaction des gens autour de moi, c'est plutot mineur. Je suppose que c'est la sentence de ceux qui créent quelque chose : on s'emerveille sur les détails beaucoup plus facilement que le reste.</text:p>
        </text:list-item>
        <text:list-item>
          <text:p text:style-name="P19">Chapitre 4 commencé, les tilemap deux deux prochains chapitre et interludes sont rentré et mappé. Les ennemis sont placé et la cinématique d'intro quasiement terminé.</text:p>
        </text:list-item>
        <text:list-item>
          <text:p text:style-name="P19">J'ai beaucoup hésité à ajouter un camp avant le chapitre 4, avec le Sanctuaire qui est déjà très lourd en dialogues, mais j'ai trop de choses à dire et à faire voir, il faut le rajouter.</text:p>
        </text:list-item>
        <text:list-item>
          <text:p text:style-name="P19">Shumbus a enfin des sorts digne de ce nom. Raf a été d'une aide capitale pour créer et rendre équilibré sa magie, je suis vraiment content d'avoir pu discuter avec lui. J'avais le problème de pas savoir comment intégrer sa magie sans enlever son skill prf et sans enlever sa capacité de soigner. Pourquoi utiliser un sort qui coûte de la mana pour buff une unité plutot que juste utiliser le skill qui ne coûte rien et qui buff en zone, le tout sans briser la balance du jeu ? Raf a trouvé la solution et elle est vraiment bonne.</text:p>
        </text:list-item>
        <text:list-item>
          <text:p text:style-name="P19">Les palettes sont terminé, et par l'Intègre, qu'est ce qu'elle est moche Volta. Va falloir que je redessinne ses... (va vérifier)... 37 frames parce que la palette fait aucun sens. Des barres de fun en perspective.</text:p>
        </text:list-item>
        <text:list-item>
          <text:p text:style-name="P19">J'ai écrit tout le lore correspondant à la magie. 70 pages in game d'explication. J'en suis sincerement très fière, je pense que j'ai bien réussi à faire passer mes explications.</text:p>
        </text:list-item>
        <text:list-item>
          <text:p text:style-name="P19">Qu'est ce que j'ai hâte qu'on joue à mon jeu. Je serais incapable de l'apprécier comme si j'y jouais à l'aveugle, mais je sais que j'adorerais y jouer. J'espère que mes joueurs et testeurs l'aimeront autant que j'aurais pu l'aimer.</text:p>
        </text:list-item>
        <text:list-item>
          <text:p text:style-name="P19">Au Sanctuaire il reste plus que le magasin de la taverne à implémenter pour qu'il soit jouable quand on le rencontre. J'attends d'avoir l'inspiration nécéssaire avant de faire quoi que se soit, c'est pas comme si ça préssait pour l'instant.</text:p>
        </text:list-item>
        <text:list-item>
          <text:p text:style-name="P19">Changement de la mécanique de Rescue, il n'y a plus que les unités monté/montable qui en sont capable. Et Shumbus a perdu 7 de Con, elle en avait 9 à la base. 9 con c'est à peu près la carrure de Zobral, et Shumbus en mode Power Antoinette ça m'intéresse pas</text:p>
        </text:list-item>
        <text:list-item>
          <text:p text:style-name="P19">Le python... Y'a tellement de bonne idée qui fonctionnent pas. Une liste vide est considéré comme False en boolean, mais ça fonctionne pas dans LT. Vtff.</text:p>
        </text:list-item>
      </text:list>
      <text:p text:style-name="P1"><text:soft-page-break/>Mercredi 8 Mai :</text:p>
      <text:list xml:id="list6353519783973208888" text:style-name="L19">
        <text:list-item>
          <text:p text:style-name="P20">Bah aujourd'hui j'ai bien bossé, mais... Bah LT a tout oublié de la dernière heure et demi.</text:p>
        </text:list-item>
        <text:list-item>
          <text:p text:style-name="P20">J'ai terminé d'écrire les dialogues d'intro du chapitre 4, et j'ai décidé des conversations qu'il y aurait pendant la base. Autrement... Bah j'ai perdu toute ces discution. Un peu les nerfs</text:p>
        </text:list-item>
        <text:list-item>
          <text:p text:style-name="P20">J'ai eu un p'tit flash d'inspiration et je peux maintenant coder un invocateur/marrionetiste/jspquoi avec des marionnettes qui peuvent lvl up et tout ce qu'il faut. Le concept est super intéressant, je sais pas comment en faire un personnage.</text:p>
        </text:list-item>
        <text:list-item>
          <text:p text:style-name="P20">La raison pour laquelle j'ai un peu moins avancé aujourd'hui est parce que j'ai beaucoup aidé les débutant du serveur de LT. Vu que les devs de l'application se donnent la peine de me répondre, leur enlever des pattes les réponses auxquelles moi j'ai réponse me parait être une bonne façon de les remercier. Et puis de toute façon, expliquer des trucs aux gens j'aime ça, donc pourquoi pas.</text:p>
        </text:list-item>
      </text:list>
      <text:p text:style-name="P1"/>
      <text:p text:style-name="P1">Jeudi 9 Mai :</text:p>
      <text:list xml:id="list6452324987297906795" text:style-name="L20">
        <text:list-item>
          <text:p text:style-name="P21">Sus ?</text:p>
        </text:list-item>
      </text:list>
      <text:p text:style-name="P1"/>
      <text:p text:style-name="P1">Vendredi 10 Mai :</text:p>
      <text:list xml:id="list607427752061473525" text:style-name="L21">
        <text:list-item>
          <text:p text:style-name="P22">Je continue d'écrire mes dialogues, tranquillement.</text:p>
        </text:list-item>
        <text:list-item>
          <text:p text:style-name="P22">J'ai l'impression que quand un tôme de magie a plusieurs type de d'arme, c'est le premier qui prime. Du coup Alice qui a Vent et Soin n'utilise que son animation de Soin. :/</text:p>
        </text:list-item>
      </text:list>
      <text:p text:style-name="P1"/>
      <text:p text:style-name="P1">Dimanche 12 Mai :</text:p>
      <text:list xml:id="list6630538041639803819" text:style-name="L22">
        <text:list-item>
          <text:p text:style-name="P23">Aucune entrée pour hier car il n'y a que des dialogues qui ont été écrit, et pas grand chose à dire dessus. Toujours les mêmes question à leurs propos : Est ce que c'est assez bien ? Est ce que c'est trop long ? Est ce que c'est assez claire ? Mais aucun moyen de le savoir avant que ça soit lut et testé par un mec assez honnète pour me dire "t'as oublié un accent grave là ça a gaché mon après midi."</text:p>
        </text:list-item>
        <text:list-item>
          <text:p text:style-name="P23">Moi qui pensait finir le chapitre 4 aujourd'hui... J'me suis un peu planté. J'ai ajouté des animations et des skills uniques aux ennemis du chapitre. Le joueur se bat contre des ennemis qui ont appris à se battre, pas des bandits, alors je voulais qu'il le ressentent.</text:p>
        </text:list-item>
        <text:list-item>
          <text:p text:style-name="P23">J'me demande si j'suis allé trop loin avec le nom des skills, on verra</text:p>
        </text:list-item>
        <text:list-item>
          <text:p text:style-name="P23">J'ai encore ajouté du code au jeu pour faire ce que je voulais, et cette fois ça a fonctionné du premier coup les deux fois. Let's go</text:p>
        </text:list-item>
      </text:list>
      <text:p text:style-name="P1">Lundi 13 Mai :</text:p>
      <text:list xml:id="list2385371673516966882" text:style-name="L23">
        <text:list-item>
          <text:p text:style-name="P24">Après avoir veillé hier soir, j'me suis levé tard aujourd'hui donc j'ai pas des masses avancé.</text:p>
        </text:list-item>
        <text:list-item>
          <text:p text:style-name="P24">Par contre j'me suis reveillé pile à l'heure pour remarquer que toute mes retreat quote ont disparut, sans laisser de trace, sans raison. Faut tout refaire</text:p>
        </text:list-item>
        <text:list-item>
          <text:p text:style-name="P24">Les tuto sont écrit, après les retreat quote l'outro. Ca risque de me prendre les deux prochains jours... Si j'arrive à dormir cette nuit. J'suis à cours d'anti isthaminique et <text:s/>je sens que ça me démange.</text:p>
        </text:list-item>
      </text:list>
      <text:p text:style-name="P1">Mardi 14 Mai :</text:p>
      <text:list xml:id="list3705159845871081915" text:style-name="L24">
        <text:list-item>
          <text:p text:style-name="P25">J'ai pas du tout suivit ce que j'ai dit hier. J'ai écrit l'outro avant d'écrire les retreat quote. Par contre comment j'ai procrastiné aujourd'hui, ça faisait longtemps que c'était plus arrivé. Impossible de me concentrer.</text:p>
        </text:list-item>
        <text:list-item>
          <text:p text:style-name="P25">J'ai fait un peu de montage sonore, une extend pour une musique d'ambiance et une loop pour une musique de carte. J'espère que ça passe.</text:p>
        </text:list-item>
        <text:list-item>
          <text:p text:style-name="P25">J'ai listé et documenté tout le boulot que j'aurais à donner à Iris pendant ses vacances</text:p>
        </text:list-item>
      </text:list>
      <text:p text:style-name="P1"/>
      <text:p text:style-name="P1">Jeudi 16 Mai :</text:p>
      <text:list xml:id="list3288325129813002842" text:style-name="L25">
        <text:list-item>
          <text:p text:style-name="P26">Chapitre 4 jouable</text:p>
        </text:list-item>
        <text:list-item>
          <text:p text:style-name="P26">Et la musique ? Quoi la musique ? Silence.ogg<text:line-break/></text:p>
        </text:list-item>
      </text:list>
      <text:p text:style-name="P1"><text:soft-page-break/>Jeudi 19 Janvier :</text:p>
      <text:list xml:id="list40707172" text:continue-list="list6452324987297906795" text:style-name="L20">
        <text:list-item>
          <text:p text:style-name="P21">Retour tant attendu de l'avancement, depuis deux jours maintenant.</text:p>
        </text:list-item>
        <text:list-item>
          <text:p text:style-name="P21">Le chapitre 6 est majoritairement terminé, on entame le chapitre 6x.</text:p>
        </text:list-item>
        <text:list-item>
          <text:p text:style-name="P21">Listé toute les positions et dialogues des différents personnage, je dois encore trouver quoi faire dire aux pnj tertiaires.</text:p>
        </text:list-item>
        <text:list-item>
          <text:p text:style-name="P21">J'aimerais bien avoir un choix de skill étendu pour chaque personnage, j'ai commencé à en lister quelques uns. Je sais pas à quel point j'ai le droit d'être redondant entre eux, alors faut que je fasse gaffe à pas taper trop large pour que les prochains personnage puissent avoir des niches unique eux aussi.</text:p>
        </text:list-item>
        <text:list-item>
          <text:p text:style-name="P21">J'ai listé tout ce que je devais terminer avant la prochaine béta, et je vais me limiter à ça et ne pas faire plus (à moins de trouver un autre bug létal, évidement)</text:p>
        </text:list-item>
        <text:list-item>
          <text:p text:style-name="P21">Plus j'avance, plus l'ombre de la musique et de l'équilibrage approche... Ca va franchement pas être marrant. Combien de fois est ce que je vais devoir refaire pour jeu pour avoir une idée de l'équilibre à mettre ? Pour la musique j'ai entendu qu'un outils pouvait permettre de trouver des loops dans un morceau de musique, ça pourrait m'être utile puisque LT gère les Intro-&gt;Loop.</text:p>
        </text:list-item>
        <text:list-item>
          <text:p text:style-name="P21">Je vais changer ma façon d'écrire mes chapitres pour rendre moins compliqué l'écriture de leurs fin, parce que là j'ai vraiment galéré... Je dois faire une liste de tout ce que le joueur sait aussi, ça pourrait m'aider à retrouver le contexte au fur et à mesure. Je ferais certainement ça pendant que je testerais le jeu.</text:p>
        </text:list-item>
      </text:list>
      <text:p text:style-name="P1"/>
      <text:p text:style-name="P1">Lundi 23 Janviers</text:p>
      <text:list xml:id="list40704471" text:continue-numbering="true" text:style-name="L20">
        <text:list-item>
          <text:p text:style-name="P21">Mais quel chef d'oeuvre Engage, il me manque déjà</text:p>
        </text:list-item>
        <text:list-item>
          <text:p text:style-name="P21">Correction et mise à jour des scripts de magasins suite à une mise à jour de l'éditeur. Heureusement que j'avais pas fait grand chose encore</text:p>
        </text:list-item>
        <text:list-item>
          <text:p text:style-name="P21">QoL des magasins</text:p>
        </text:list-item>
        <text:list-item>
          <text:p text:style-name="P21">J'ai enfin compris pourquoi certains de mes event-region ne fonctionnaient pas. Si deux event region se superposent avec deux conditions différentes, si l'une d'elle est fausse les deux régions ne proposent pas leur interaction. J'ai réussi à scinder les régions fautives, mais je sais pas si ça va durer.</text:p>
        </text:list-item>
        <text:list-item>
          <text:p text:style-name="P21">Le Sanctuaire est officielement (presque) entièrement jouable. Plus de bugs ou de mécaniques manquantes. Le "presque" vient du magasin du Shizuka qui est pas encore fait, et vu que c'est pas sur la liste des trucs à faire je le ferais pas tout de suite.</text:p>
        </text:list-item>
        <text:list-item>
          <text:p text:style-name="P21">Quand j'écris des dialogues j'ai souvent l'esprit qui divague, et je pense à des trucs complètement aléatoire. Et parfois Shumbus en hérite et ça devient un dialogue à part entière. Je pense que c'est pour ça aussi que je me surprend à re-découvrir ce que j'écris, parce que le fond est complétement innexistant.</text:p>
        </text:list-item>
        <text:list-item>
          <text:p text:style-name="P21">J'ai écrit un bon tier, voir la moitié, des dialogues du deuxième Sanctuaire. C'est long et fatigant mais vachement plaisant à faire. -- Faut juste arriver à pas se contredire, et c'est pas toujours facile :pensive:</text:p>
        </text:list-item>
      </text:list>
      <text:p text:style-name="P1"/>
      <text:p text:style-name="P1">Mardi 24 Janvier</text:p>
      <text:list xml:id="list40684557" text:continue-numbering="true" text:style-name="L20">
        <text:list-item>
          <text:p text:style-name="P21">Fin de l'écriture des dialogues du Sanctuaire, j'ai officielement plus à continuer l'histoire pour la deuxième preview.</text:p>
        </text:list-item>
        <text:list-item>
          <text:p text:style-name="P21">Le deuxième Sanctuaire est placé et les bulles de dialogues ont été ajusté. Aucun bug à</text:p>
          <text:p text:style-name="P21">l'horizon pour le moment.</text:p>
        </text:list-item>
        <text:list-item>
          <text:p text:style-name="P21">J'ai commencé à rentrer des skills pour chaque personnage pour qu'on ait un peu de choix dans la preview quand même, mais ça va être très long.</text:p>
        </text:list-item>
        <text:list-item>
          <text:p text:style-name="P21">Faire ces skills c'est pas facile. J'ai aucune idée de la redondance que je m'autorise, et pour l'instant c'est carrément "aucune".</text:p>
        </text:list-item>
      </text:list>
      <text:p text:style-name="P1">Mercredi 25 Janvier</text:p>
      <text:list xml:id="list40692265" text:continue-numbering="true" text:style-name="L20">
        <text:list-item>
          <text:p text:style-name="P21"><text:soft-page-break/>Je continue d'entrer des skills dans l'engine, avec plus ou moins de succés en fonction de ma chance et mon imagination.</text:p>
        </text:list-item>
        <text:list-item>
          <text:p text:style-name="P21">Un grand succés a été de remarquer que tout ce que je faisais pour faire infliger des dégats brute ne fonctionnaient pas et faisait crasher le jeu. En reflechissant à une solution altérnative j'ai trouvé une façon de faire qui est exactement ce que je voulais faire à la base, alors que ma façon jusque là était une improvisation qui s'en approchait (true damage Shumbus)</text:p>
        </text:list-item>
        <text:list-item>
          <text:p text:style-name="P21">J'ai bien avancé, une petite dizaine de skills ajouté et testé dans le jeu. Ma compréhension de la machine s'affute petit à petit. Mais je commence à arriver au bout des idées que j'ai eu, et c'est pas encore suffisant. Théoriquement une unité va apprendre jusqu'à 6 skills, +1 au class up. J'aimerais que les joueurs aient le choix entre au moins 10 skill à mesure que le personnage progresse. J'ai clairement pas encore 12 skills par perso en comptant le skill personnel. Les personnages qui en ont le plus en ont 3 pour le moment, ce qui suffit pour la première sortie. Mais ce n'est pas encore le cas de tous.</text:p>
        </text:list-item>
        <text:list-item>
          <text:p text:style-name="P21">Pas beaucoup d'anecdote mis à part que je sais absolument pas quoi faire de Shumbus de ce coté. J'ai épuisé toute son utilité in-lore en 2 skills et j'me retrouve comme un con devant elle à me demander comment la rendre utilisable.</text:p>
        </text:list-item>
      </text:list>
      <text:p text:style-name="P1"/>
      <text:p text:style-name="P1">Jeudi 26 Janvier</text:p>
      <text:list xml:id="list40692809" text:continue-numbering="true" text:style-name="L20">
        <text:list-item>
          <text:p text:style-name="P21">Encore une session passé à reflechir à et faire des skills pour les unités. 5 aujourd'hui.</text:p>
        </text:list-item>
        <text:list-item>
          <text:p text:style-name="P21">Ce sont les skills qui sont largement les moins flashy mais aussi les plus complexe à faire que j'ai taclé aujourd'hui. Encore une fois je comprends mieux et j'ai pu mettre à jour d'autres skills qui me laissaient un goût amer.</text:p>
        </text:list-item>
        <text:list-item>
          <text:p text:style-name="P21">Toute les unités ont 2 skills à choisir pour le moment (sauf Shumbus qui n'en a qu'un). Je vais commencer les tests ainsi que les vérifications (incluant l'ajout de musique) avant d'aller plus loin. 2 c'est pas si mal, et je suis de toute façon arrivé à cours d'idée pour le moment.</text:p>
          <text:p text:style-name="P21"/>
        </text:list-item>
      </text:list>
      <text:p text:style-name="P1">Lundi 30 Janvier</text:p>
      <text:list xml:id="list40706175" text:continue-numbering="true" text:style-name="L20">
        <text:list-item>
          <text:p text:style-name="P21">Correction des animations et de la palette de Volta. C'était l'avant dernier bug graphique connus à corriger.</text:p>
        </text:list-item>
        <text:list-item>
          <text:p text:style-name="P21">Shumbus a enfin une nouvelle compétence. J'ai décidé que, quand elle ne sera pas occupée à soigner et à buff, elle sera occupé à débuff. On en fait le support au sens le plus général du terme. Rendre Shumbus extremement forte à un niveau général est même plutôt en phase avec son statue vis-à-vis du joueur donc c'est parfait</text:p>
        </text:list-item>
        <text:list-item>
          <text:p text:style-name="P21">et c'est tout... J'me suis perdu en route ok ?</text:p>
        </text:list-item>
      </text:list>
      <text:p text:style-name="P1"/>
      <text:p text:style-name="P1">Mercredi 1 Fevrier</text:p>
      <text:list xml:id="list40707148" text:continue-numbering="true" text:style-name="L20">
        <text:list-item>
          <text:p text:style-name="P21">Aujourd'hui on commence à travailler la partie la plus chiante, mais on la fait bien.</text:p>
        </text:list-item>
        <text:list-item>
          <text:p text:style-name="P21">Changement de l'animation des Wyvern, beaucoup plus jolie mais moins spectaculaire. Il fallait faire ce sacrifice parce que la dernière était vraiment laide...</text:p>
        </text:list-item>
        <text:list-item>
          <text:p text:style-name="P21">Changement des musiques déjà entrée pour les mettre à jour et tirer profit de la gestion des Boucle offerte par le logiciel. Je dois trouver et faire les boucles moi même, c'est loin d'être parfait, mais "pas mal" est suffisant je pense.</text:p>
        </text:list-item>
        <text:list-item>
          <text:p text:style-name="P21">En même temps que je fais la musique, je relis et corrige les dialogues au fur et à mesure. Ca me permet de savoir si la musique est adapté au contexte ou pas, et de pas me faire trop bacher lors du jeu.</text:p>
        </text:list-item>
      </text:list>
      <text:p text:style-name="P1"/>
      <text:p text:style-name="P1"/>
      <text:p text:style-name="P1"/>
      <text:p text:style-name="P1"/>
      <text:p text:style-name="P1">Jeudi 2 Fevrier</text:p>
      <text:list xml:id="list40699664" text:continue-numbering="true" text:style-name="L20">
        <text:list-item>
          <text:p text:style-name="P21"><text:soft-page-break/>Aujourd'hui j'ai trouvé un nouveau portrait pour Zobral. Il est plus vieux et plus agressif que l'ancien, et c'est tout ce dont j'avais besoin. J'ai dessiné la cicatrice et hop, dans la machine.</text:p>
        </text:list-item>
        <text:list-item>
          <text:p text:style-name="P21">J'ai trouvé beaucoup d'autre portrait aussi, qui seront utilisé dans les Sanctuaire. Plus de perso à écrire, plus de dialogue à lire.</text:p>
        </text:list-item>
        <text:list-item>
          <text:p text:style-name="P21">J'ai réglé des problèmes son dans les animations de Railoph, le coup qui partait trop tard. C'est beaucoup plus dynamique maintenant.</text:p>
        </text:list-item>
        <text:list-item>
          <text:p text:style-name="P21">J'ai ajouté 4 ou 5 morceaux d'OST, mais il me manque encore celles qui seront joué pendant les dialogues. C'est certainement celles qui me posent le plus de problèmes.</text:p>
        </text:list-item>
        <text:list-item>
          <text:p text:style-name="P21">Celles que j'ai rentré fonctionnent bien là où je les ai mise.</text:p>
        </text:list-item>
        <text:list-item>
          <text:p text:style-name="P21">J'ai eu l'occasion de refaire le tour des OSTs que j'avais déjà retenu, et je me souvenais pas que j'avais eu d'aussi bonnes idées. Les musiques les plus importantes de l'Acte 1 sont déjà prête !</text:p>
        </text:list-item>
        <text:list-item>
          <text:p text:style-name="P21">Test du chapitre 1, qui était complètement explosé. Les cinématiques fonctionnaient pas, le boss pouvait pas utiliser sa hache... Un peu la honte. Tout est réglé.</text:p>
        </text:list-item>
      </text:list>
      <text:p text:style-name="P1"/>
      <text:p text:style-name="P1">Lundi 6 Fevrier </text:p>
      <text:list xml:id="list40691194" text:continue-numbering="true" text:style-name="L20">
        <text:list-item>
          <text:p text:style-name="P21">Un skill de plus pour un personnage qui ne sera jouable que dans les 3 derniers chapitres. Ca c'est avoir ses priorités dans l'ordre.</text:p>
        </text:list-item>
        <text:list-item>
          <text:p text:style-name="P21">Un problème qui se pose quand je travaille la musique c'est que je peux pas en écouter. D'habitude j'écoute quelque chose quand j'écris et je code, mais quand je bosse la musique je peux pas puisqu'il faut que je l'écoute elle...</text:p>
        </text:list-item>
        <text:list-item>
          <text:p text:style-name="P21">Mes efforts avec git ont enfin trouvé justification. J'ai, sans faire exprès, effacé tout le fichier de dialogue du chapitre 5 jeudi dernier. J'ai pu le récupérer sans trop de problèmes.</text:p>
        </text:list-item>
        <text:list-item>
          <text:p text:style-name="P21">Le Prologue a toute sa musique, et le chapitre 1 aussi au passag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in Brazia</meta:initial-creator>
    <meta:creation-date>2022-05-23T00:02:00.55</meta:creation-date>
    <dc:date>2023-02-06T20:44:56.29</dc:date>
    <dc:creator>Alain Brazia</dc:creator>
    <meta:editing-duration>P1DT17H8M10S</meta:editing-duration>
    <meta:editing-cycles>52</meta:editing-cycles>
    <meta:generator>OpenOffice/4.1.5$Win32 OpenOffice.org_project/415m1$Build-9789</meta:generator>
    <meta:document-statistic meta:table-count="0" meta:image-count="0" meta:object-count="0" meta:page-count="10" meta:paragraph-count="197" meta:word-count="5876" meta:character-count="32395"/>
  </office:meta>
</office:document-meta>
</file>